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none"/>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1">Search and repair $1</text:p>
      <text:p text:style-name="P1">Title pages.</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Alter CSS for style of book</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6479489098215790506"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pan text:style-name="T4">If you will insert visible page numbers or anchors at page boundaries, then configure </text:span><text:soft-page-break/><text:span text:style-name="T4">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4"/>
        </text:list-item>
      </text:list>
      <text:p text:style-name="P1"/>
      <text:h text:style-name="P25" text:outline-level="1"><text:soft-page-break/>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286656" text:continue-numbering="true" text:style-name="L1">
        <text:list-item>
          <text:p text:style-name="P24">Remove unused CSS using the PPHTML check. Alternatively, check manually or use a tool <text:soft-page-break/>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text:soft-page-break/></text:p>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7T16:11:51.48</dc:date>
    <dc:creator>Gemma Wright</dc:creator>
    <meta:editing-duration>PT19H41M29S</meta:editing-duration>
    <meta:editing-cycles>53</meta:editing-cycles>
    <meta:generator>OpenOffice/4.0.1$Win32 OpenOffice.org_project/401m5$Build-9714</meta:generator>
    <meta:document-statistic meta:table-count="2" meta:image-count="0" meta:object-count="0" meta:page-count="13" meta:paragraph-count="331" meta:word-count="5108" meta:character-count="31611"/>
  </office:meta>
</office:document-meta>
</file>